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Filled">
      <style:graphic-properties svg:stroke-color="#b2b2b2" draw:fill="solid" draw:fill-color="#dddddd" draw:textarea-horizontal-align="justify" draw:textarea-vertical-align="middle" draw:auto-grow-height="false" fo:min-height="7.25cm" fo:min-width="11.25cm" loext:decorative="false"/>
    </style:style>
    <style:style style:name="gr2" style:family="graphic" style:parent-style-name="Fille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Filled">
      <style:graphic-properties draw:fill="solid" draw:fill-color="#999999" loext:fill-use-slide-background="false" draw:textarea-horizontal-align="justify" draw:textarea-vertical-align="middle" draw:auto-grow-height="false" fo:min-height="0.5cm" fo:min-width="3.75cm" loext:decorative="false"/>
    </style:style>
    <style:style style:name="gr4" style:family="graphic" style:parent-style-name="Filled">
      <style:graphic-properties draw:fill="solid" draw:fill-color="#999999" loext:fill-use-slide-background="false" draw:textarea-horizontal-align="justify" draw:textarea-vertical-align="middle" draw:auto-grow-height="false" fo:min-height="0.5cm" fo:min-width="1.25cm" loext:decorative="false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6" style:family="graphic" style:parent-style-name="Filled">
      <style:graphic-properties draw:fill="solid" draw:fill-color="#999999" loext:fill-use-slide-background="false" draw:textarea-horizontal-align="justify" draw:textarea-vertical-align="middle" draw:auto-grow-height="false" fo:min-height="1.25cm" fo:min-width="8cm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5cm" svg:height="7.25cm" svg:x="1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5cm" svg:height="0.556cm" svg:x="2cm" svg:y="2cm">
          <draw:text-box>
            <text:p>Nom de l’équipement</text:p>
          </draw:text-box>
        </draw:frame>
        <draw:custom-shape draw:style-name="gr3" draw:text-style-name="P3" draw:layer="layout" svg:width="3.75cm" svg:height="0.5cm" svg:x="8.2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0.556cm" svg:x="2cm" svg:y="3cm">
          <draw:text-box>
            <text:p>Adresse de l’équipement</text:p>
          </draw:text-box>
        </draw:frame>
        <draw:custom-shape draw:style-name="gr3" draw:text-style-name="P3" draw:layer="layout" svg:width="3.75cm" svg:height="0.5cm" svg:x="8.2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0.556cm" svg:x="2.25cm" svg:y="4.25cm">
          <draw:text-box>
            <text:p>Nombre de canaux</text:p>
          </draw:text-box>
        </draw:frame>
        <draw:custom-shape draw:style-name="gr4" draw:text-style-name="P3" draw:layer="layout" svg:width="1.25cm" svg:height="0.5cm" svg:x="7.75cm" svg:y="4.2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75cm" svg:y1="4.25cm" svg:x2="8.75cm" svg:y2="4.75cm">
          <text:p/>
        </draw:line>
        <draw:frame draw:style-name="gr2" draw:text-style-name="P2" draw:layer="layout" svg:width="5cm" svg:height="0.556cm" svg:x="2cm" svg:y="5.5cm">
          <draw:text-box>
            <text:p>Numéro de l’univers</text:p>
          </draw:text-box>
        </draw:frame>
        <draw:custom-shape draw:style-name="gr4" draw:text-style-name="P3" draw:layer="layout" svg:width="1.25cm" svg:height="0.5cm" svg:x="7.5cm" svg:y="5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5cm" svg:y1="5.5cm" svg:x2="8.5cm" svg:y2="6cm">
          <text:p/>
        </draw:line>
        <draw:custom-shape draw:style-name="gr6" draw:text-style-name="P6" draw:layer="layout" svg:width="8cm" svg:height="1.25cm" svg:x="2cm" svg:y="7cm">
          <text:p text:style-name="P5"><text:span text:style-name="T1">Enregistrer l’équip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7:52:49.303300734</meta:creation-date>
    <dc:date>2026-02-12T16:45:11.666307353</dc:date>
    <meta:editing-duration>PT7H10M58S</meta:editing-duration>
    <meta:editing-cycles>1</meta:editing-cycles>
    <meta:document-statistic meta:object-count="12"/>
    <meta:generator>LibreOffice/24.2.7.2$Linux_X86_64 LibreOffice_project/420$Build-2</meta:generator>
  </office:meta>
</office:document-meta>
</file>